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5pt" officeooo:rsid="00143496" officeooo:paragraph-rsid="00143496" style:font-size-asian="13.1000003814697pt" style:font-size-complex="15pt"/>
    </style:style>
    <style:style style:name="P2" style:family="paragraph" style:parent-style-name="Footer">
      <style:text-properties style:font-name="arial" fo:font-size="15pt" officeooo:rsid="00143496" officeooo:paragraph-rsid="00143496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language="de" fo:country="DE" officeooo:rsid="0002b553" officeooo:paragraph-rsid="0014349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language="de" fo:country="DE" officeooo:rsid="00031a23" officeooo:paragraph-rsid="00143496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fo:language="de" fo:country="DE" officeooo:rsid="0002b553" officeooo:paragraph-rsid="00143496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language="de" fo:country="DE" officeooo:rsid="0002b553" officeooo:paragraph-rsid="00143496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fo:language="de" fo:country="DE" fo:font-weight="normal" officeooo:rsid="00178b42" officeooo:paragraph-rsid="00178b42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fo:language="de" fo:country="DE" fo:font-weight="normal" officeooo:rsid="00182d94" officeooo:paragraph-rsid="00178b42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language="de" fo:country="DE" fo:font-weight="bold" officeooo:rsid="00056211" officeooo:paragraph-rsid="001775f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language="de" fo:country="DE" fo:font-weight="bold" officeooo:rsid="00178b42" officeooo:paragraph-rsid="00178b4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5pt" fo:language="de" fo:country="DE" fo:font-weight="normal" officeooo:rsid="001ace14" officeooo:paragraph-rsid="001ace1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5pt" fo:language="de" fo:country="DE" fo:font-weight="normal" officeooo:rsid="001afddf" officeooo:paragraph-rsid="001afddf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5pt" fo:language="de" fo:country="DE" fo:font-weight="normal" officeooo:rsid="001bb649" officeooo:paragraph-rsid="001bb649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5pt" fo:language="de" fo:country="DE" fo:font-weight="normal" officeooo:rsid="001d07e8" officeooo:paragraph-rsid="001d07e8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fo:language="de" fo:country="DE" fo:font-weight="bold" officeooo:rsid="001ace14" officeooo:paragraph-rsid="001ace14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20pt" fo:language="de" fo:country="DE" officeooo:rsid="0002b553" officeooo:paragraph-rsid="00178b42" style:font-size-asian="20pt" style:font-size-complex="20pt"/>
    </style:style>
    <style:style style:name="P17" style:family="paragraph" style:parent-style-name="Standard">
      <style:text-properties officeooo:paragraph-rsid="002219e6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20pt" officeooo:rsid="00204024" officeooo:paragraph-rsid="00204024" style:font-size-asian="20pt" style:font-size-complex="2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20pt" officeooo:rsid="00204024" officeooo:paragraph-rsid="002219e6" style:font-size-asian="20pt" style:font-size-complex="2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20pt" officeooo:paragraph-rsid="002219e6" style:font-size-asian="20pt" style:font-size-complex="2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20pt" officeooo:rsid="00204024" officeooo:paragraph-rsid="00204024" fo:background-color="transparent" style:font-size-asian="20pt" style:font-size-complex="2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0pt" officeooo:rsid="00204024" officeooo:paragraph-rsid="002219e6" fo:background-color="transparent" style:font-size-asian="20pt" style:font-size-complex="2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20pt" fo:background-color="transparent" style:font-size-asian="20pt" style:font-size-complex="2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20pt" officeooo:paragraph-rsid="002219e6" fo:background-color="transparent" style:font-size-asian="20pt" style:font-size-complex="20pt"/>
    </style:style>
    <style:style style:name="T1" style:family="text">
      <style:text-properties officeooo:rsid="00178b42"/>
    </style:style>
    <style:style style:name="T2" style:family="text">
      <style:text-properties officeooo:rsid="00031a23"/>
    </style:style>
    <style:style style:name="T3" style:family="text">
      <style:text-properties officeooo:rsid="001afd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eam 04: Trainingstracker</text:p>
      <text:p text:style-name="P6"/>
      <text:p text:style-name="P3">Egorow Timothy</text:p>
      <text:p text:style-name="P3">Schifferl Kilian</text:p>
      <text:p text:style-name="P3">Al Ghazzawi Badee</text:p>
      <text:p text:style-name="P3">F<text:span text:style-name="T2">riedrich Jeremias</text:span></text:p>
      <text:p text:style-name="P4">Evangelou Kateri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Testplanablauf:</text:p>
      <text:p text:style-name="P7"/>
      <text:p text:style-name="P7">Zum Prototypen wird die Software auf Ihre Funktionalität geprüft. So werden die Buttons der UI getestet, ob diese die Funktion erfüllen, und ob das erwartete zurückkommt. </text:p>
      <text:p text:style-name="P7"/>
      <text:p text:style-name="P7"/>
      <text:p text:style-name="P10">Tests:</text:p>
      <text:p text:style-name="P7"/>
      <text:p text:style-name="P15">1. Login</text:p>
      <text:p text:style-name="P11"/>
      <text:p text:style-name="P11">Es wird probiert sich mit einem vorher festgelegtem Nutzernamen und Passwort anzumelden. </text:p>
      <text:p text:style-name="P11"/>
      <text:p text:style-name="P11">2. Nutzerdaten einsehen ( Request Controller)</text:p>
      <text:p text:style-name="P11"/>
      <text:p text:style-name="P11">Es wird der Button gedrückt, um Nutzerdaten anzusehen. Ausgegeben werden im Controller beispielhaft eingegebene Daten. </text:p>
      <text:p text:style-name="P11"/>
      <text:p text:style-name="P11">3. Trainingsplan erstellen (Request Controller)</text:p>
      <text:p text:style-name="P11"/>
      <text:p text:style-name="P11">Es wird der Button zum erstellen eines Trainingsplans gedrückt. Der Nutzer kann Namen und vorgegebene Parameter eingeben. Sobald der Nutzer die Eingabe beendet erhält er eine Antwort, ob es geklappt hat.</text:p>
      <text:p text:style-name="P11"/>
      <text:p text:style-name="P11">4. <text:span text:style-name="T3">Trainingsplan einsehen ( Request Controller)</text:span></text:p>
      <text:p text:style-name="P12"/>
      <text:p text:style-name="P12">Es wird der Button gedrückt, welcher den Trainingsplan anzeigt. Der Controller gibt einen vorher festgelegten Text aus.</text:p>
      <text:p text:style-name="P12"/>
      <text:p text:style-name="P13">5. Nutzerdaten einsehen ( DB-Controller)</text:p>
      <text:p text:style-name="P13"/>
      <text:p text:style-name="P13">Es wird der Button gedrückt, um Nutzerdaten anzusehen. Ausgegeben werden die Daten aus der Datenbank.</text:p>
      <text:p text:style-name="P13"/>
      <text:p text:style-name="P13"/>
      <text:p text:style-name="P13"><text:soft-page-break/></text:p>
      <text:p text:style-name="P13">6. Trainingsplan erstellen ( DB-Controller)</text:p>
      <text:p text:style-name="P13"/>
      <text:p text:style-name="P14">Es wird der Button zum Erstellen eines Trainingsplans gedrückt. Nachdem der Nutzer alle erforderlichen Felder ausgefüllt hat, werden die Daten in der Datenbank gespeichert. </text:p>
      <text:p text:style-name="P14"/>
      <text:p text:style-name="P14">7. Trainingsplan einsehen (DB-Controller)</text:p>
      <text:p text:style-name="P14"/>
      <text:p text:style-name="P14">Es wird der Button gedrückt, welcher den Trainingsplan anzeigt. Danach werden die passenden Daten aus der Datenbank an den Client übergeben.</text:p>
      <text:p text:style-name="P13"/>
      <text:p text:style-name="P8"/>
      <text:p text:style-name="P8"/>
      <text:p text:style-name="P16"/>
      <table:table table:name="Table1" table:style-name="Table1">
        <table:table-column table:style-name="Table1.A" table:number-columns-repeated="2"/>
        <table:table-row table:style-name="TableLine93849917100080">
          <table:table-cell table:style-name="Table1.A1" office:value-type="string">
            <text:p text:style-name="P23">Test 1</text:p>
          </table:table-cell>
          <table:table-cell table:style-name="Table1.B1" office:value-type="string">
            <text:p text:style-name="P25"/>
          </table:table-cell>
        </table:table-row>
        <table:table-row table:style-name="TableLine93849917100080">
          <table:table-cell table:style-name="Table1.A2" office:value-type="string">
            <text:p text:style-name="P19">Test 2 </text:p>
          </table:table-cell>
          <table:table-cell table:style-name="Table1.B2" office:value-type="string">
            <text:p text:style-name="P21"/>
          </table:table-cell>
        </table:table-row>
        <table:table-row table:style-name="TableLine93849917100080">
          <table:table-cell table:style-name="Table1.A2" office:value-type="string">
            <text:p text:style-name="P19">Test 3</text:p>
          </table:table-cell>
          <table:table-cell table:style-name="Table1.B2" office:value-type="string">
            <text:p text:style-name="P21"/>
          </table:table-cell>
        </table:table-row>
        <table:table-row table:style-name="TableLine93849917100080">
          <table:table-cell table:style-name="Table1.A2" office:value-type="string">
            <text:p text:style-name="P19">Test 4</text:p>
          </table:table-cell>
          <table:table-cell table:style-name="Table1.B2" office:value-type="string">
            <text:p text:style-name="P21"/>
          </table:table-cell>
        </table:table-row>
        <table:table-row table:style-name="TableLine93849917100080">
          <table:table-cell table:style-name="Table1.A2" office:value-type="string">
            <text:p text:style-name="P19">Test 5</text:p>
          </table:table-cell>
          <table:table-cell table:style-name="Table1.B2" office:value-type="string">
            <text:p text:style-name="P21"/>
          </table:table-cell>
        </table:table-row>
        <table:table-row table:style-name="TableLine93849917100080">
          <table:table-cell table:style-name="Table1.A2" office:value-type="string">
            <text:p text:style-name="P19">Test 6</text:p>
          </table:table-cell>
          <table:table-cell table:style-name="Table1.B2" office:value-type="string">
            <text:p text:style-name="P21"/>
          </table:table-cell>
        </table:table-row>
        <table:table-row table:style-name="TableLine93849917100080">
          <table:table-cell table:style-name="Table1.A2" office:value-type="string">
            <text:p text:style-name="P19">Test 7</text:p>
          </table:table-cell>
          <table:table-cell table:style-name="Table1.B2" office:value-type="string">
            <text:p text:style-name="P2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5pt" officeooo:rsid="00143496" officeooo:paragraph-rsid="00143496" style:font-size-asian="13.1000003814697pt" style:font-size-complex="15pt"/>
    </style:style>
    <style:style style:name="MP2" style:family="paragraph" style:parent-style-name="Footer">
      <style:text-properties style:font-name="arial" fo:font-size="15pt" officeooo:rsid="00143496" officeooo:paragraph-rsid="00143496" style:font-size-asian="15pt" style:font-size-complex="15pt"/>
    </style:style>
    <style:style style:name="MT1" style:family="text">
      <style:text-properties officeooo:rsid="00178b4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Team 04: Trainingstracker<text:tab/><text:tab/>Datum: <text:date style:data-style-name="N37" text:date-value="2022-03-27T09:12:39.391153603" text:fixed="true">03/27/22</text:date></text:p>
      </style:header>
      <style:footer>
        <text:p text:style-name="MP2"><text:span text:style-name="MT1">Testplan</text:span><text:tab/>Version <text:span text:style-name="MT1">1</text:span>.0<text:tab/>Seite <text:page-number text:select-page="current">2</text:page-number><text:s/>von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08:55:08.847579940</meta:creation-date>
    <dc:date>2022-05-16T18:15:24.376862113</dc:date>
    <meta:editing-duration>PT1H43M26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4" meta:paragraph-count="32" meta:word-count="236" meta:character-count="1634" meta:non-whitespace-character-count="1424"/>
  </office:meta>
</office:document-meta>
</file>